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66cm" fo:min-width="2.167cm"/>
    </style:style>
    <style:style style:name="gr2" style:family="graphic" style:parent-style-name="standard">
      <style:graphic-properties draw:textarea-horizontal-align="justify" draw:textarea-vertical-align="middle" draw:auto-grow-height="false" fo:min-height="0.639cm" fo:min-width="1.659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="solid" draw:fill-color="#f58220" draw:textarea-horizontal-align="justify" draw:textarea-vertical-align="middle" draw:auto-grow-height="false" fo:min-height="0.639cm" fo:min-width="2.167cm"/>
    </style:style>
    <style:style style:name="gr5" style:family="graphic" style:parent-style-name="standard">
      <style:graphic-properties draw:textarea-horizontal-align="justify" draw:textarea-vertical-align="middle" draw:auto-grow-height="false" fo:min-height="0.639cm" fo:min-width="1.786cm"/>
    </style:style>
    <style:style style:name="gr6" style:family="graphic" style:parent-style-name="standard">
      <style:graphic-properties draw:textarea-horizontal-align="justify" draw:textarea-vertical-align="middle" draw:auto-grow-height="false" fo:min-height="0.639cm" fo:min-width="2.548cm"/>
    </style:style>
    <style:style style:name="gr7" style:family="graphic" style:parent-style-name="standard">
      <style:graphic-properties draw:fill="solid" draw:fill-color="#00aaad" draw:textarea-horizontal-align="justify" draw:textarea-vertical-align="middle" draw:auto-grow-height="false" fo:min-height="0.639cm" fo:min-width="2.167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fill="solid" draw:fill-color="#f58220" draw:textarea-horizontal-align="justify" draw:textarea-vertical-align="middle" draw:auto-grow-height="false" fo:min-height="0.639cm" fo:min-width="3.183cm"/>
    </style:style>
    <style:style style:name="gr10" style:family="graphic" style:parent-style-name="standard">
      <style:graphic-properties draw:fill="solid" draw:fill-color="#f58220" draw:textarea-horizontal-align="justify" draw:textarea-vertical-align="middle" draw:auto-grow-height="false" fo:min-height="0.639cm" fo:min-width="3.945cm"/>
    </style:style>
    <style:style style:name="gr11" style:family="graphic" style:parent-style-name="standard">
      <style:graphic-properties draw:fill="solid" draw:fill-color="#f58220" draw:textarea-horizontal-align="justify" draw:textarea-vertical-align="middle" draw:auto-grow-height="false" fo:min-height="0.639cm" fo:min-width="2.675cm"/>
    </style:style>
    <style:style style:name="gr12" style:family="graphic" style:parent-style-name="standard">
      <style:graphic-properties draw:fill="solid" draw:fill-color="#00aaad" draw:textarea-horizontal-align="justify" draw:textarea-vertical-align="middle" draw:auto-grow-height="false" fo:min-height="0.639cm" fo:min-width="2.42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58220"/>
      <style:paragraph-properties fo:text-align="center"/>
    </style:style>
    <style:style style:name="P3" style:family="paragraph">
      <loext:graphic-properties draw:fill="solid" draw:fill-color="#00aaad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.667cm" svg:height="1.016cm" svg:x="12.303cm" svg:y="1cm">
          <text:p text:style-name="P1">Collec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" draw:id="id1" draw:layer="layout" svg:width="2.159cm" svg:height="0.889cm" svg:x="3.54cm" svg:y="2.651cm">
          <text:p text:style-name="P1">Queu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4" draw:id="id4" draw:layer="layout" svg:width="2.159cm" svg:height="0.889cm" svg:x="12.557cm" svg:y="2.651cm">
          <text:p text:style-name="P1">Li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3" draw:id="id3" draw:layer="layout" svg:width="2.159cm" svg:height="0.889cm" svg:x="15.605cm" svg:y="2.651cm">
          <text:p text:style-name="P1">Se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4.62cm" svg:y1="2.651cm" svg:x2="12.303cm" svg:y2="1.508cm" draw:start-shape="id1" draw:start-glue-point="4" draw:end-shape="id2" draw:end-glue-point="5" svg:d="M4620 2651v-1143h7683" svg:viewBox="0 0 7684 1144">
          <text:p/>
        </draw:connector>
        <draw:connector draw:style-name="gr3" draw:text-style-name="P1" draw:layer="layout" svg:x1="16.685cm" svg:y1="2.651cm" svg:x2="14.97cm" svg:y2="1.508cm" draw:start-shape="id3" draw:start-glue-point="4" draw:end-shape="id2" draw:end-glue-point="7" svg:d="M16685 2651v-1143h-1715" svg:viewBox="0 0 1716 1144">
          <text:p/>
        </draw:connector>
        <draw:connector draw:style-name="gr3" draw:text-style-name="P1" draw:layer="layout" svg:x1="13.637cm" svg:y1="2.651cm" svg:x2="13.637cm" svg:y2="2.016cm" draw:start-shape="id4" draw:start-glue-point="4" draw:end-shape="id2" draw:end-glue-point="6" svg:d="M13637 2651v-635" svg:viewBox="0 0 1 636">
          <text:p/>
        </draw:connector>
        <draw:custom-shape draw:style-name="gr4" draw:text-style-name="P2" xml:id="id7" draw:id="id7" draw:layer="layout" svg:width="2.667cm" svg:height="0.889cm" svg:x="15.351cm" svg:y="5.191cm">
          <text:p text:style-name="P1">AbstractS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5" draw:id="id5" draw:layer="layout" svg:width="2.286cm" svg:height="0.889cm" svg:x="18.653cm" svg:y="3.794cm">
          <text:p text:style-name="P1">SortedS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6" draw:id="id6" draw:layer="layout" svg:width="3.048cm" svg:height="0.889cm" svg:x="21.193cm" svg:y="5.191cm">
          <text:p text:style-name="P1">NavigableSe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7.764cm" svg:y1="3.095cm" svg:x2="19.796cm" svg:y2="3.794cm" draw:start-shape="id3" draw:start-glue-point="7" draw:end-shape="id5" draw:end-glue-point="4" svg:d="M17764 3095h2032v699" svg:viewBox="0 0 2033 700">
          <text:p/>
        </draw:connector>
        <draw:connector draw:style-name="gr3" draw:text-style-name="P1" draw:layer="layout" svg:x1="20.939cm" svg:y1="4.238cm" svg:x2="22.717cm" svg:y2="5.191cm" draw:start-shape="id5" draw:start-glue-point="7" draw:end-shape="id6" draw:end-glue-point="4" svg:d="M20939 4238h1778v953" svg:viewBox="0 0 1779 954">
          <text:p/>
        </draw:connector>
        <draw:connector draw:style-name="gr3" draw:text-style-name="P1" draw:layer="layout" svg:x1="16.685cm" svg:y1="5.191cm" svg:x2="16.685cm" svg:y2="3.54cm" draw:start-shape="id7" draw:start-glue-point="4" draw:end-shape="id3" draw:end-glue-point="6" svg:d="M16685 5191v-1651" svg:viewBox="0 0 1 1652">
          <text:p/>
        </draw:connector>
        <draw:custom-shape draw:style-name="gr4" draw:text-style-name="P2" xml:id="id10" draw:id="id10" draw:layer="layout" svg:width="2.667cm" svg:height="0.889cm" svg:x="15.351cm" svg:y="9.128cm">
          <text:p text:style-name="P1">EnumS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3" xml:id="id9" draw:id="id9" draw:layer="layout" svg:width="2.667cm" svg:height="0.889cm" svg:x="17.383cm" svg:y="7.477cm">
          <text:p text:style-name="P1">HashS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3" xml:id="id8" draw:id="id8" draw:layer="layout" svg:width="2.667cm" svg:height="0.889cm" svg:x="21.574cm" svg:y="7.477cm">
          <text:p text:style-name="P1">TreeSe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4" draw:layer="layout" draw:type="lines" svg:x1="22.908cm" svg:y1="7.477cm" svg:x2="22.717cm" svg:y2="6.08cm" draw:start-shape="id8" draw:start-glue-point="4" draw:end-shape="id6" draw:end-glue-point="6" svg:d="M22908 7477v-502l-191-394v-501" svg:viewBox="0 0 192 1398">
          <text:p/>
        </draw:connector>
        <draw:connector draw:style-name="gr8" draw:text-style-name="P4" draw:layer="layout" draw:type="lines" svg:x1="21.574cm" svg:y1="7.921cm" svg:x2="18.018cm" svg:y2="5.635cm" draw:start-shape="id8" draw:start-glue-point="5" draw:end-shape="id7" draw:end-glue-point="7" svg:d="M21574 7921h-502l-2553-2286h-501" svg:viewBox="0 0 3557 2287">
          <text:p/>
        </draw:connector>
        <draw:connector draw:style-name="gr8" draw:text-style-name="P4" draw:layer="layout" draw:type="lines" svg:x1="18.717cm" svg:y1="7.477cm" svg:x2="18.018cm" svg:y2="5.635cm" draw:start-shape="id9" draw:start-glue-point="4" draw:end-shape="id7" draw:end-glue-point="7" svg:d="M18717 7477v-502l-198-1340h-501" svg:viewBox="0 0 700 1843">
          <text:p/>
        </draw:connector>
        <draw:connector draw:style-name="gr8" draw:text-style-name="P4" draw:layer="layout" draw:type="lines" svg:x1="16.685cm" svg:y1="9.128cm" svg:x2="16.685cm" svg:y2="6.08cm" draw:start-shape="id10" draw:start-glue-point="4" draw:end-shape="id7" draw:end-glue-point="6" svg:d="M16685 9128v-502-2045-501" svg:viewBox="0 0 1 3049">
          <text:p/>
        </draw:connector>
        <draw:custom-shape draw:style-name="gr9" draw:text-style-name="P2" xml:id="id11" draw:id="id11" draw:layer="layout" svg:width="3.683cm" svg:height="0.889cm" svg:x="7.858cm" svg:y="3.413cm">
          <text:p text:style-name="P1">AbstractCollec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12" draw:id="id12" draw:layer="layout" svg:width="2.667cm" svg:height="0.889cm" svg:x="8.366cm" svg:y="5.318cm">
          <text:p text:style-name="P1">AbstractLi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9.699cm" svg:y1="3.413cm" svg:x2="12.303cm" svg:y2="1.508cm" draw:start-shape="id11" draw:start-glue-point="4" draw:end-shape="id2" draw:end-glue-point="5" svg:d="M9699 3413v-1905h2604" svg:viewBox="0 0 2605 1906">
          <text:p/>
        </draw:connector>
        <draw:connector draw:style-name="gr3" draw:text-style-name="P1" draw:layer="layout" svg:x1="9.7cm" svg:y1="5.318cm" svg:x2="9.699cm" svg:y2="4.302cm" draw:start-shape="id12" draw:start-glue-point="4" draw:end-shape="id11" draw:end-glue-point="6" svg:d="M9700 5318v-508h-1v-508" svg:viewBox="0 0 2 1017">
          <text:p/>
        </draw:connector>
        <draw:connector draw:style-name="gr3" draw:text-style-name="P1" draw:layer="layout" svg:x1="11.033cm" svg:y1="5.762cm" svg:x2="13.637cm" svg:y2="3.54cm" draw:start-shape="id12" draw:start-glue-point="7" draw:end-shape="id4" draw:end-glue-point="6" svg:d="M11033 5762h2604v-2222" svg:viewBox="0 0 2605 2223">
          <text:p/>
        </draw:connector>
        <draw:custom-shape draw:style-name="gr10" draw:text-style-name="P2" xml:id="id13" draw:id="id13" draw:layer="layout" svg:width="4.445cm" svg:height="0.889cm" svg:x="6.969cm" svg:y="7.35cm">
          <text:p text:style-name="P1">AbstractSequentalLi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3" xml:id="id14" draw:id="id14" draw:layer="layout" svg:width="2.667cm" svg:height="0.889cm" svg:x="11.668cm" svg:y="9.255cm">
          <text:p text:style-name="P1">ArrayLi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9.192cm" svg:y1="7.35cm" svg:x2="9.7cm" svg:y2="6.207cm" draw:start-shape="id13" draw:start-glue-point="4" draw:end-shape="id12" draw:end-glue-point="6" svg:d="M9192 7350v-572h508v-571" svg:viewBox="0 0 509 1144">
          <text:p/>
        </draw:connector>
        <draw:custom-shape draw:style-name="gr7" draw:text-style-name="P3" xml:id="id15" draw:id="id15" draw:layer="layout" svg:width="2.667cm" svg:height="0.889cm" svg:x="8.747cm" svg:y="9.255cm">
          <text:p text:style-name="P1">LinkedLi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4" draw:layer="layout" draw:type="lines" svg:x1="13.002cm" svg:y1="9.255cm" svg:x2="11.033cm" svg:y2="5.762cm" draw:start-shape="id14" draw:start-glue-point="4" draw:end-shape="id12" draw:end-glue-point="7" svg:d="M13002 9255v-502l-1468-2991h-501" svg:viewBox="0 0 1970 3494">
          <text:p/>
        </draw:connector>
        <draw:connector draw:style-name="gr8" draw:text-style-name="P4" draw:layer="layout" draw:type="lines" svg:x1="10.081cm" svg:y1="9.255cm" svg:x2="9.192cm" svg:y2="8.239cm" draw:start-shape="id15" draw:start-glue-point="4" draw:end-shape="id13" draw:end-glue-point="6" svg:d="M10081 9255v-502l-889-13v-501" svg:viewBox="0 0 890 1017">
          <text:p/>
        </draw:connector>
        <draw:custom-shape draw:style-name="gr2" draw:text-style-name="P1" xml:id="id17" draw:id="id17" draw:layer="layout" svg:width="2.159cm" svg:height="0.889cm" svg:x="4.937cm" svg:y="4.429cm">
          <text:p text:style-name="P1">Dequ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" xml:id="id16" draw:id="id16" draw:layer="layout" svg:width="3.175cm" svg:height="0.889cm" svg:x="1.381cm" svg:y="4.429cm">
          <text:p text:style-name="P1">AbstractQueu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2.969cm" svg:y1="4.429cm" svg:x2="4.62cm" svg:y2="3.54cm" draw:start-shape="id16" draw:start-glue-point="4" draw:end-shape="id1" draw:end-glue-point="6" svg:d="M2969 4429v-445h1651v-444" svg:viewBox="0 0 1652 890">
          <text:p/>
        </draw:connector>
        <draw:connector draw:style-name="gr3" draw:text-style-name="P1" draw:layer="layout" svg:x1="6.017cm" svg:y1="4.429cm" svg:x2="4.62cm" svg:y2="3.54cm" draw:start-shape="id17" draw:start-glue-point="4" draw:end-shape="id1" draw:end-glue-point="6" svg:d="M6017 4429v-445h-1397v-444" svg:viewBox="0 0 1398 890">
          <text:p/>
        </draw:connector>
        <draw:custom-shape draw:style-name="gr12" draw:text-style-name="P3" xml:id="id18" draw:id="id18" draw:layer="layout" svg:width="2.921cm" svg:height="0.889cm" svg:x="4.175cm" svg:y="9.255cm">
          <text:p text:style-name="P1">ArrayDequ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4" draw:layer="layout" draw:type="lines" svg:x1="5.636cm" svg:y1="9.255cm" svg:x2="6.017cm" svg:y2="5.318cm" draw:start-shape="id18" draw:start-glue-point="4" draw:end-shape="id17" draw:end-glue-point="6" svg:d="M5636 9255v-502l381-2934v-501" svg:viewBox="0 0 382 3938">
          <text:p/>
        </draw:connector>
        <draw:custom-shape draw:style-name="gr12" draw:text-style-name="P3" xml:id="id19" draw:id="id19" draw:layer="layout" svg:width="2.921cm" svg:height="0.889cm" svg:x="1cm" svg:y="9.255cm">
          <text:p text:style-name="P1">PriorityQueu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4" draw:layer="layout" draw:type="lines" svg:x1="2.461cm" svg:y1="9.255cm" svg:x2="2.969cm" svg:y2="5.318cm" draw:start-shape="id19" draw:start-glue-point="4" draw:end-shape="id16" draw:end-glue-point="6" svg:d="M2461 9255v-502l508-2934v-501" svg:viewBox="0 0 509 393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2T18:47:13.856924606</meta:creation-date>
    <dc:date>2018-06-12T19:58:46.568889959</dc:date>
    <meta:editing-duration>PT51M4S</meta:editing-duration>
    <meta:editing-cycles>16</meta:editing-cycles>
    <meta:generator>LibreOffice/6.0.4.2$Linux_X86_64 LibreOffice_project/00m0$Build-2</meta:generator>
    <meta:document-statistic meta:object-count="39"/>
  </office:meta>
</office:document-meta>
</file>